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svg:stroke-width="0.1cm" draw:fill-color="#000000"/>
    </style:style>
    <style:style style:name="gr3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ellipse draw:style-name="gr2" draw:layer="layout" svg:width="0.571cm" svg:height="0.357cm" svg:x="0.429cm" svg:y="0.071cm">
            <text:p/>
          </draw:ellipse>
          <draw:ellipse draw:style-name="gr3" draw:layer="layout" svg:width="0.571cm" svg:height="0.357cm" svg:x="0.429cm" svg:y="0.071cm">
            <text:p/>
          </draw:ellipse>
          <draw:ellipse draw:style-name="gr3" draw:layer="layout" svg:width="1.3cm" svg:height="1.143cm" svg:x="0.071cm" svg:y="0cm">
            <text:p/>
          </draw:ellipse>
          <draw:ellipse draw:style-name="gr3" draw:layer="layout" svg:width="1.129cm" svg:height="0.786cm" svg:x="0.143cm" svg:y="0cm">
            <text:p/>
          </draw:ellipse>
          <draw:frame draw:style-name="gr4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appearance</dc:title>
    <meta:creation-date>2011-02-07T16:56:1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